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fo:language="pl" fo:country="PL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pl" fo:country="PL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pl" fo:country="P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1" style:family="paragraph" style:parent-style-name="Standard">
      <style:text-properties fo:color="#646464"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8pt" style:font-name-asian="Consolas" style:font-size-asian="8pt" style:font-name-complex="Consolas" style:font-size-complex="8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8pt" style:font-name-asian="Consolas" style:font-size-asian="8pt" style:font-name-complex="Consolas" style:font-size-complex="8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8pt" style:font-name-asian="Consolas" style:font-size-asian="8pt" style:font-name-complex="Consolas" style:font-size-complex="8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text-underline-style="none"/>
    </style:style>
    <style:style style:name="P28" style:family="paragraph" style:parent-style-name="Standard" style:list-style-name="L2">
      <style:paragraph-properties fo:text-align="start" style:justify-single-word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9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</style:style>
    <style:style style:name="P31" style:family="paragraph" style:parent-style-name="Standard" style:list-style-name="L1" style:master-page-name="Standard">
      <style:paragraph-properties fo:text-align="justify" style:justify-single-word="false" style:page-number="auto"/>
    </style:style>
    <style:style style:name="P32" style:family="paragraph" style:parent-style-name="Standard" style:list-style-name="L2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5" style:family="text">
      <style:text-properties fo:color="#000000" style:font-name="Consolas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T6" style:family="text"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7" style:family="text"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T8" style:family="text"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9" style:family="text">
      <style:text-properties fo:color="#000000" style:font-name="Consolas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T10" style:family="text">
      <style:text-properties fo:color="#000000" style:font-name="Consolas" fo:font-size="16pt" style:text-underline-style="none" fo:font-weight="bold" style:font-name-asian="Consolas" style:font-size-asian="16pt" style:font-weight-asian="bold" style:font-name-complex="Consolas" style:font-size-complex="16pt" style:font-weight-complex="bold"/>
    </style:style>
    <style:style style:name="T11" style:family="text">
      <style:text-properties fo:color="#000000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12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13" style:family="text">
      <style:text-properties fo:color="#000000" style:font-name="Times New Roman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14" style:family="text">
      <style:text-properties fo:color="#000000" style:font-name="Times New Roman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T15" style:family="text">
      <style:text-properties fo:color="#000000" style:font-name="Times New Roman" fo:font-size="16pt" style:text-underline-style="none" fo:font-weight="bold" style:font-name-asian="Consolas" style:font-size-asian="16pt" style:font-weight-asian="bold" style:font-name-complex="Consolas" style:font-size-complex="16pt" style:font-weight-complex="bold"/>
    </style:style>
    <style:style style:name="T16" style:family="text">
      <style:text-properties fo:color="#000000" style:text-underline-style="solid" style:text-underline-width="auto" style:text-underline-color="font-color"/>
    </style:style>
    <style:style style:name="T17" style:family="text">
      <style:text-properties fo:color="#000000" style:font-name="Consolas" fo:font-size="10pt" style:text-underline-style="solid" style:text-underline-width="auto" style:text-underline-color="font-color" fo:font-weight="normal" style:font-name-asian="Consolas" style:font-size-asian="10pt" style:font-weight-asian="normal" style:font-name-complex="Consolas" style:font-size-complex="10pt" style:font-weight-complex="normal"/>
    </style:style>
    <style:style style:name="T18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19" style:family="text">
      <style:text-properties fo:color="#2a00ff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20" style:family="text">
      <style:text-properties fo:color="#0000c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21" style:family="text">
      <style:text-properties fo:color="#646464"/>
    </style:style>
    <style:style style:name="T22" style:family="text">
      <style:text-properties fo:color="#646464" style:font-name="Consolas" fo:font-size="10pt" style:font-name-asian="Consolas" style:font-size-asian="10pt" style:font-name-complex="Consolas" style:font-size-complex="10pt"/>
    </style:style>
    <style:style style:name="T23" style:family="text"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color="#7f0055" fo:font-weight="bold" style:font-weight-asian="bold" style:font-weight-complex="bold"/>
    </style:style>
    <style:style style:name="T26" style:family="text">
      <style:text-properties fo:color="#6a3e3e" style:text-underline-style="solid" style:text-underline-width="auto" style:text-underline-color="font-color"/>
    </style:style>
    <style:style style:name="T27" style:family="text">
      <style:text-properties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193768" text:style-name="L1">
        <text:list-header>
          <text:p text:style-name="P31"/>
        </text:list-header>
      </text:list>
      <text:p text:style-name="P2"/>
      <text:p text:style-name="P2">Narzędzie mapowania </text:p>
      <text:p text:style-name="P2">obiektowo-relacyjnego </text:p>
      <text:p text:style-name="P2"><text:s/>Hibernate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Ćwiczeni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tab/></text:p>
      <text:p text:style-name="P5">Ćwiczenie spring-core</text:p>
      <text:p text:style-name="P5"/>
      <text:p text:style-name="P12">Poniższe ćwiczenia będziemy wykonywać w obrębie projektu spring-core. W razie problemów można się wspomagać projektem spring-core-solved który zawiera już gotowe rozwiązania</text:p>
      <text:p text:style-name="P5"/>
      <text:p text:style-name="P7"/>
      <text:p text:style-name="P6">1.0: <text:span text:style-name="T24">Przeanalizować aktualne zależności maven'a</text:span></text:p>
      <text:p text:style-name="P7"/>
      <text:p text:style-name="Standard"><text:span text:style-name="T27">1.1: </text:span><text:span text:style-name="T28">Stworzenie podstawowej konfiguracji Spring i stworzenie pierwszego komponentu/beana</text:span></text:p>
      <text:p text:style-name="Standard"/>
      <text:p text:style-name="Standard"><text:span text:style-name="T1">Zadanie</text:span>: W pakiecie pl.vavatech.auction.blc.service należy stworzyć klasę <text:span text:style-name="T3">UserService </text:span><text:span text:style-name="T12">a w pakiecie </text:span><text:s/>pl.vavatech.auction.blc</text:p>
      <text:p text:style-name="Standard"/>
      <text:p text:style-name="P11">@Configuration //informacja dla springa, że to jest klasa konfiguracyjna</text:p>
      <text:p text:style-name="P13"><text:span text:style-name="T25">public</text:span><text:span text:style-name="T2"> </text:span><text:span text:style-name="T25">class</text:span><text:span text:style-name="T2"> BusinessConfig {</text:span></text:p>
      <text:p text:style-name="P13"><text:span text:style-name="T2"><text:tab/></text:span><text:span text:style-name="T21">@Bean</text:span></text:p>
      <text:p text:style-name="P15"><text:tab/>UserService userService() {</text:p>
      <text:p text:style-name="P13"><text:span text:style-name="T2"><text:tab/><text:tab/></text:span><text:span text:style-name="T25">return</text:span><text:span text:style-name="T2"> </text:span><text:span text:style-name="T25">new</text:span><text:span text:style-name="T2"> UserService();</text:span></text:p>
      <text:p text:style-name="P15"><text:tab/>}</text:p>
      <text:p text:style-name="P15">}</text:p>
      <text:p text:style-name="P15"/>
      <text:p text:style-name="P15"/>
      <text:p text:style-name="P15"/>
      <text:p text:style-name="P22">Konfigurację uruchamiamy za pomocą </text:p>
      <text:p text:style-name="P15"/>
      <text:p text:style-name="P13"><text:span text:style-name="T2">ApplicationContext </text:span><text:span text:style-name="T26">context</text:span><text:span text:style-name="T2"> = </text:span><text:span text:style-name="T25">new</text:span><text:span text:style-name="T2"> AnnotationConfigApplicationContext(</text:span></text:p>
      <text:p text:style-name="P13"><text:span text:style-name="T2"><text:tab/><text:tab/><text:tab/><text:tab/>BusinessConfig.</text:span><text:span text:style-name="T25">class</text:span><text:span text:style-name="T2">);</text:span></text:p>
      <text:p text:style-name="P22"/>
      <text:p text:style-name="P22">sprawdzić jakie metody udostępnia obiekt context i pobrać userService.</text:p>
      <text:p text:style-name="P15"/>
      <text:p text:style-name="P1"><text:span text:style-name="T27">1.2:</text:span> <text:span text:style-name="T28">Automatyczne wykrywanie komponentów</text:span></text:p>
      <text:p text:style-name="P25"/>
      <text:p text:style-name="P25"><text:span text:style-name="T1">Zadanie</text:span>: W pakiecie pl.vavatech.auction.blc.service należy utworzyć klasy AuctionServcie, OfferService a w pakiecie pl.vavatech.auction.blc.repo AuctionRepo, OfferRepo.</text:p>
      <text:p text:style-name="P25"/>
      <text:p text:style-name="P25">Klasy serwisów ozaczamy adnotacją @Service a klasy repozytoriów adnotacją @Repository</text:p>
      <text:p text:style-name="P25"/>
      <text:p text:style-name="P25">W klasie <text:s/><text:span text:style-name="T3">BusinessConfig dodajemy adnotacje </text:span><text:span text:style-name="T22">@ComponentScan</text:span><text:span text:style-name="T3">(</text:span><text:span text:style-name="T18">"pl.vavatech.auction.blc"</text:span><text:span text:style-name="T3">) która oznacza, zę spring ma szukać komponentów we wskazanym pakiecie.</text:span></text:p>
      <text:p text:style-name="P15"/>
      <text:p text:style-name="P15">sprawdzić za pomocą obiektu context czy spring wyszukał wszystkie komponenty.</text:p>
      <text:p text:style-name="P15"/>
      <text:p text:style-name="P1"><text:span text:style-name="T27">1.3: </text:span><text:span text:style-name="T28">Poznanie cyklu życia komponentów</text:span></text:p>
      <text:p text:style-name="P25"/>
      <text:p text:style-name="P25"><text:span text:style-name="T1">Zadanie</text:span>: W pakiecie pl.vavatech.auction.blc.model<text:span text:style-name="T3"> znajdują się encje zaimplementować obiekty InMemoryAuctionRepo, InMemoryOfferRepo dodając im metody:</text:span></text:p>
      <text:list xml:id="list28178099" text:style-name="L2">
        <text:list-item>
          <text:p text:style-name="P28">Entity find(Long id)</text:p>
        </text:list-item>
        <text:list-item>
          <text:p text:style-name="P28">List&lt;Entity&gt; findAll()</text:p>
        </text:list-item>
        <text:list-item>
          <text:p text:style-name="P28">void update(entity)</text:p>
        </text:list-item>
        <text:list-item>
          <text:p text:style-name="P28">Long insert(entity)</text:p>
        </text:list-item>
        <text:list-item>
          <text:p text:style-name="P28"><text:soft-page-break/>void delete(Long id)</text:p>
        </text:list-item>
      </text:list>
      <text:p text:style-name="P9"/>
      <text:p text:style-name="P9">Aktualna implementacja może opierać się o mapę w pamięci. Obiekty InMemory są implementacjami interfejsów AuctionRepo oraz OfferRepo</text:p>
      <text:p text:style-name="P8"/>
      <text:p text:style-name="P8">Za pomocą metod cyklu życia podczas inicjalizacji komponentów InMemory dodać dwie aukcje.</text:p>
      <text:p text:style-name="P8"/>
      <text:p text:style-name="P1"><text:span text:style-name="T27">1.4:</text:span> <text:span text:style-name="T28">Stworzenie procesora beanów</text:span></text:p>
      <text:p text:style-name="P25"/>
      <text:p text:style-name="P25"><text:span text:style-name="T1">Zadanie</text:span>: W pakiecie pl.vavatech.auction.blc.component<text:span text:style-name="T3"> tworzymy klasę BeanProcessor implementującą BeanPostProcessor. Za pomocą logera wypisać kolejność initializacji komponentów</text:span></text:p>
      <text:p text:style-name="P15"/>
      <text:p text:style-name="P1"><text:span text:style-name="T27">1.5:</text:span> <text:span text:style-name="T28">Skorzystanie z plików konfiguracyjnych</text:span></text:p>
      <text:p text:style-name="P25"/>
      <text:p text:style-name="P25"><text:span text:style-name="T4">Zadanie</text:span><text:span text:style-name="T3">: W resources tworzymy plik application.properties a w nim klucz maxShippingPrice=</text:span><text:span text:style-name="T18">1000</text:span><text:span text:style-name="T3">. Wartość klucza należy pobrać w serwisie AuctionService za pomocą adnotacji @Value. Aby plik został wczytany należy skorzystać </text:span><text:span text:style-name="T22">@PropertySource</text:span><text:span text:style-name="T3">(value = { </text:span><text:span text:style-name="T18">"classpath:application.properties"</text:span><text:span text:style-name="T3"> }) w klasie konfiguracji oraz zdefiniować </text:span></text:p>
      <text:p text:style-name="P26"><text:span text:style-name="T2"><text:tab/></text:span>@Bean</text:p>
      <text:p text:style-name="P14"><text:span text:style-name="T2"><text:tab/></text:span><text:span text:style-name="T25">public</text:span><text:span text:style-name="T2"> </text:span><text:span text:style-name="T25">static</text:span><text:span text:style-name="T2"> PropertySourcesPlaceholderConfigurer </text:span><text:span text:style-name="T16">propertySourcesPlaceholderConfigurer</text:span><text:span text:style-name="T2">() {</text:span></text:p>
      <text:p text:style-name="P14"><text:span text:style-name="T2"><text:tab/><text:tab/></text:span><text:span text:style-name="T25">return</text:span><text:span text:style-name="T2"> </text:span><text:span text:style-name="T25">new</text:span><text:span text:style-name="T2"> PropertySourcesPlaceholderConfigurer();</text:span></text:p>
      <text:p text:style-name="P19"><text:tab/>}</text:p>
      <text:p text:style-name="P15"/>
      <text:p text:style-name="P1"><text:span text:style-name="T27">1.6: </text:span><text:span text:style-name="T28">Wstrzykiwanie zależności</text:span></text:p>
      <text:p text:style-name="P25"/>
      <text:p text:style-name="P25"><text:span text:style-name="T4">Zadanie</text:span><text:span text:style-name="T3">: Do komponentów AuctionService oraz OfferService wstrzyknąć odpowiadające im repozytoria. Wypróbować wszystkie możliwość wstrzyknięć konstruktor, seter, field.</text:span></text:p>
      <text:p text:style-name="P15"/>
      <text:p text:style-name="P27"><text:span text:style-name="T11">1.7:</text:span><text:span text:style-name="T13"> </text:span><text:span text:style-name="T14">Skorzystanie ze wstrzykniętego obiektu</text:span></text:p>
      <text:p text:style-name="P23"/>
      <text:p text:style-name="P25"><text:span text:style-name="T5">Zadanie</text:span><text:span text:style-name="T6">: W pakiecie <text:s/>pl.vavatech.auction.blc.</text:span><text:span text:style-name="T6">service w klasie AuctionService dodać metody, który delegują wywołania do AuctionRepo</text:span></text:p>
      <text:list xml:id="list30337293" text:continue-numbering="true" text:style-name="L2">
        <text:list-item>
          <text:p text:style-name="P28">Entity find(Long id)</text:p>
        </text:list-item>
        <text:list-item>
          <text:p text:style-name="P28">List&lt;Entity&gt; findAll()</text:p>
        </text:list-item>
        <text:list-item>
          <text:p text:style-name="P28">void update(entity)</text:p>
        </text:list-item>
        <text:list-item>
          <text:p text:style-name="P28">Long insert(entity)</text:p>
        </text:list-item>
        <text:list-item>
          <text:p text:style-name="P28">void delete(Long id)</text:p>
          <text:p text:style-name="P32"/>
        </text:list-item>
      </text:list>
      <text:p text:style-name="P15"/>
      <text:p text:style-name="P1"><text:span text:style-name="T27">1.8: </text:span><text:span text:style-name="T29">Backdoor za pomocą SpringEL</text:span></text:p>
      <text:p text:style-name="P25"/>
      <text:p text:style-name="P27"><text:span text:style-name="T4">Zadanie</text:span><text:span text:style-name="T3">: W pakiecie <text:s/>pl.vavatech.auction.blc.component stworzyć komponent BackDoor który będzie posiadał metodę przyjmującą wyrażenie SpringEL i zwracał wynik jako object. Należy zdobyć referencję do ApplicationContext i ustawić go jako BeanResolvera dla </text:span><text:span text:style-name="T3">StandardEvaluationContext. Po stworzeniu komponentu pobrać dowolną aukcje za pomocą <text:s/>AuctionRepo. </text:span></text:p>
      <text:p text:style-name="P16"/>
      <text:p text:style-name="P16"/>
      <text:p text:style-name="P24"/>
      <text:list xml:id="list30328558" text:continue-numbering="true" text:style-name="L2">
        <text:list-header>
          <text:p text:style-name="P32"/>
        </text:list-header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5"><text:soft-page-break/>Ćwiczenie spring-mvc</text:p>
      <text:p text:style-name="P5"/>
      <text:p text:style-name="P18">Poniższe ćwiczenia będziemy wykonywać w obrębie projektu spring-mvc. W razie problemów można się wspomagać projektem spring-mvc-solved który zawiera już gotowe rozwiązania</text:p>
      <text:p text:style-name="P15"/>
      <text:p text:style-name="P15"/>
      <text:p text:style-name="P20">1.0: <text:span text:style-name="T24">Przeanalizować aktualne zależności maven'a</text:span></text:p>
      <text:p text:style-name="P21"/>
      <text:p text:style-name="P25"><text:span text:style-name="T10">1.1:</text:span><text:span text:style-name="T15"> </text:span><text:span text:style-name="T9">Przeanalizować konfigurację Spring MVC w oparciu o javaConfig klasy </text:span><text:span text:style-name="T8">AppInitializer</text:span><text:span text:style-name="T9"> oraz </text:span><text:span text:style-name="T6">AppConfig. Dodać projekt do tomcata</text:span></text:p>
      <text:p text:style-name="P23"/>
      <text:p text:style-name="P1"><text:span text:style-name="T27">1.2: </text:span><text:span text:style-name="T29">Dodanie pierwszego kontrolera</text:span></text:p>
      <text:p text:style-name="P25"/>
      <text:p text:style-name="P25"><text:span text:style-name="T5">Zadanie</text:span><text:span text:style-name="T6">: W pakiecie pl.vavatech.auction.www.controller stworzyć kontroler</text:span><text:span text:style-name="T6"> </text:span><text:span text:style-name="T8">HelloWorldController</text:span><text:span text:style-name="T6"> który pokaże przygotowany widok helloWorld.jsp z atrybutem message</text:span></text:p>
      <text:p text:style-name="P17"/>
      <text:p text:style-name="P1"><text:span text:style-name="T27">1.3: </text:span><text:span text:style-name="T29">Odczytanie parametrów ze ścieżki oraz rządania</text:span></text:p>
      <text:p text:style-name="P25"/>
      <text:p text:style-name="P25"><text:span text:style-name="T5">Zadanie</text:span><text:span text:style-name="T6">: W</text:span><text:span text:style-name="T6"> kontrolerze HelloWorldController dodać mapowanie aby obsługiwał linki typu /helloWorld/month/type gdzie month będzie od 1-12 a type to dowolny string.</text:span></text:p>
      <text:p text:style-name="P17">Otrzymane wartości wyświetlić w helloWorld.jsp. Dodatkowo w kontrolerze odebrać parametry żądania ?page=1&amp;pageSize=20 i również wyświetlić na stronie.</text:p>
      <text:p text:style-name="P23"/>
      <text:p text:style-name="P23"/>
      <text:p text:style-name="P1"><text:span text:style-name="T27">1.3: </text:span><text:span text:style-name="T29">Odczytanie danych formularza przesłanych przez Postman</text:span></text:p>
      <text:p text:style-name="P25"/>
      <text:p text:style-name="P25"><text:span text:style-name="T5">Zadanie</text:span><text:span text:style-name="T6">: W</text:span><text:span text:style-name="T6"> kontrolerze HelloWorldController dodać mapowanie /hellWorld/add tak aby jego parametrem wejściowym był Auction i za pomocą Postman(chrome) wysłać żądanie x-www-form które zawiera title oraz description.</text:span></text:p>
      <text:p text:style-name="P17"/>
      <text:p text:style-name="P1"><text:span text:style-name="T27">1.3: </text:span><text:span text:style-name="T29">Validacja otrzymanych danych</text:span></text:p>
      <text:p text:style-name="P25"/>
      <text:p text:style-name="P25"><text:span text:style-name="T5">Zadanie</text:span><text:span text:style-name="T6">: W</text:span><text:span text:style-name="T6"> kontrolerze HelloWorldController w mapowaniu /hellWorld/add dodać adnotację @Valid do parametru metody. I za pomocą postman wysłać błędne żadanie np. wartość enuma auctionType która nie istnieje. Sprawdzić co się stanie. </text:span></text:p>
      <text:p text:style-name="P17"/>
      <text:p text:style-name="P17">Dodać parametr metody BindingResult który zawiera błędy walidacyjne. Jeżeli obiekt BindingResult będzie zawierał błędy to wyrzucić wyjątek np. IllegalArgumentException</text:p>
      <text:p text:style-name="P17"/>
      <text:p text:style-name="P1"><text:span text:style-name="T27">1.4: </text:span><text:span text:style-name="T29">Interceptor logujący czas obsługi żadania</text:span></text:p>
      <text:p text:style-name="P25"/>
      <text:p text:style-name="P25"><text:span text:style-name="T5">Zadanie</text:span><text:span text:style-name="T6">: W</text:span><text:span text:style-name="T6"> pakiecie pl.vavatech.auction.www.component dodać interceptor RenderingTimeInterceptor który będzie logował na konsole czas w ms który był potrzebny na obsługę żądania.</text:span></text:p>
      <text:p text:style-name="P17"/>
      <text:p text:style-name="P17">Interfeptor zarejestrować w AppConfig</text:p>
      <text:p text:style-name="P17"/>
      <text:p text:style-name="P1"><text:span text:style-name="T27">1.5: </text:span><text:span text:style-name="T29">Obsługa błędów</text:span></text:p>
      <text:p text:style-name="P25"/>
      <text:p text:style-name="P25"><text:span text:style-name="T5">Zadanie</text:span><text:span text:style-name="T6">: </text:span><text:span text:style-name="T6">W kontrolerze HelloWorld dodać obsługę wyjątków za pomocą @ExceptionHandlera</text:span></text:p>
      <text:p text:style-name="P17">która przekieruje na stronę 'cmm/error'</text:p>
      <text:p text:style-name="P17"/>
      <text:p text:style-name="P1"><text:soft-page-break/><text:span text:style-name="T27">1.6:</text:span><text:span text:style-name="T29"> Globalna obsługa błędów</text:span></text:p>
      <text:p text:style-name="P25"/>
      <text:p text:style-name="P25"><text:span text:style-name="T5">Zadanie</text:span><text:span text:style-name="T6">: </text:span><text:span text:style-name="T6">W kontrolerze HelloWorld usuwamy obsługę błędów i dodajemy SimpleMappingExceptionResolver który w sytuacji wystąpienia błędu w dowolnym kontrolerze przekieruje na stronę 'cmm/error'</text:span></text:p>
      <text:p text:style-name="P17"/>
      <text:p text:style-name="P1"><text:span text:style-name="T27">1.7:</text:span><text:span text:style-name="T29"> Pokazanie wszystkich aukcji w systemie</text:span></text:p>
      <text:p text:style-name="P25"/>
      <text:p text:style-name="P25"><text:span text:style-name="T5">Zadanie</text:span><text:span text:style-name="T6">: </text:span><text:span text:style-name="T6">W pakiecie pl.vavatech.auction.</text:span><text:a xlink:type="simple" xlink:href="http://www.controller.auction/">www.controller.auction</text:a><text:span text:style-name="T6"> znalduje się AuctionController który będzie obsługiwał /auctions gdzie w wyniku zostanie pokazany widok auciton/list</text:span></text:p>
      <text:p text:style-name="P17"/>
      <text:p text:style-name="P17">W pliku auciton/list.jsp należy dodać kolumnę „Tytuł”</text:p>
      <text:p text:style-name="P17"/>
      <text:p text:style-name="P1"><text:span text:style-name="T27">1.8:</text:span><text:span text:style-name="T29"> Pokazanie szczegółów wybranej aukcji</text:span></text:p>
      <text:p text:style-name="P25"/>
      <text:p text:style-name="P25"><text:span text:style-name="T5">Zadanie</text:span><text:span text:style-name="T6">: </text:span><text:span text:style-name="T6">W AuctionController dodać obsługę /auctions/</text:span><text:span text:style-name="T19">idAukcji/show gdzie kontroler pobierze szczegóły wybranej aukcji i pokaż widok auction/show</text:span></text:p>
      <text:p text:style-name="P17"/>
      <text:p text:style-name="P17">W pliku auciton/show.jsp należy pokazać wszystkie dostępne kolumny.</text:p>
      <text:p text:style-name="P17"/>
      <text:p text:style-name="P17">Dodać obsługę przejścia do szczegółów aukcji z poziomu list aukcji</text:p>
      <text:p text:style-name="P10"/>
      <text:p text:style-name="P10"/>
      <text:p text:style-name="P1"><text:span text:style-name="T27">1.9:</text:span><text:span text:style-name="T29"> Obsługa edycji</text:span></text:p>
      <text:p text:style-name="P25"/>
      <text:p text:style-name="P25"><text:span text:style-name="T5">Zadanie</text:span><text:span text:style-name="T6">: </text:span><text:span text:style-name="T6">W AuctionController </text:span><text:span text:style-name="T19">znajduje się obsługa auctions/id/</text:span><text:span text:style-name="T6">edit</text:span><text:span text:style-name="T19"> oraz auctions/save</text:span><text:span text:style-name="T6">. Przeanalizować zasadę działania obsługi formularza</text:span></text:p>
      <text:p text:style-name="P17"/>
      <text:p text:style-name="P17"/>
      <text:p text:style-name="P10"/>
      <text:p text:style-name="P1"><text:span text:style-name="T27">1.10:</text:span><text:span text:style-name="T29"> Obsługa usuwania</text:span></text:p>
      <text:p text:style-name="P25"/>
      <text:p text:style-name="P25"><text:span text:style-name="T5">Zadanie</text:span><text:span text:style-name="T6">: </text:span><text:span text:style-name="T6">W AuctionController dodać auctions/id/delete która usunie wybrany rekord oraz dodać obsługę usuwania z poziomu listy</text:span></text:p>
      <text:p text:style-name="P17"/>
      <text:p text:style-name="P1"><text:span text:style-name="T27">1.11:</text:span><text:span text:style-name="T29"> Walidator dla aukcji</text:span></text:p>
      <text:p text:style-name="P25"/>
      <text:p text:style-name="P25"><text:span text:style-name="T5">Zadanie</text:span><text:span text:style-name="T6">: Napisać i wykorzystać walidator dla aukcji który sprawdzi czy data ważności aukcji nie jest przeszła. Skonfigurować walidator JSR 303 i dodać wymagalność pól w klasie aukcji. Dodatkowo dla pola title zdefiniować maksymalną ilość znaków na 20</text:span></text:p>
      <text:p text:style-name="P17"/>
      <text:p text:style-name="P1"><text:span text:style-name="T27">1.11:</text:span><text:span text:style-name="T29"> Formater </text:span></text:p>
      <text:p text:style-name="P25"/>
      <text:p text:style-name="P25"><text:span text:style-name="T5">Zadanie</text:span><text:span text:style-name="T6">: </text:span><text:span text:style-name="T6">Napisać formater (AnnotationFormatterFactory) który dla stworzonej adnotacji CurrencyFormat będzie dodawał PLN do wartości liczbowych. Skorzystać w klasie Auction w polu </text:span><text:span text:style-name="T20">shippingPrice</text:span></text:p>
      <text:p text:style-name="P17"/>
      <text:p text:style-name="P1"><text:span text:style-name="T27">1.12:</text:span><text:span text:style-name="T29"> Kontrolery REST </text:span></text:p>
      <text:p text:style-name="P25"/>
      <text:p text:style-name="P25"><text:span text:style-name="T5">Zadanie</text:span><text:span text:style-name="T6">: Stworzyć kontroler AuctionRestController (@RestController) który umożliwia operacje CRUD. </text:span></text:p>
      <text:p text:style-name="P17"/>
      <text:p text:style-name="P17">Należy rozpocząć od operacji findAll i sprawdzić jak wygląda list aukcji w postaci JSON.</text:p>
      <text:p text:style-name="P17"/>
      <text:p text:style-name="P17"><text:soft-page-break/>Podczas implementacji POST'a skorzystać z adnotacji @RequestBody dla parametru metody Auction aby spring wiedział, że cały request JSON powinien mapować na ten właśnie obiekt</text:p>
      <text:p text:style-name="P17"/>
      <text:p text:style-name="P17"/>
      <text:p text:style-name="P1"><text:span text:style-name="T27">1.13:</text:span><text:span text:style-name="T29"> Kontrolery REST – obsługa błędów</text:span></text:p>
      <text:p text:style-name="P25"/>
      <text:p text:style-name="P25"><text:span text:style-name="T5">Zadanie</text:span><text:span text:style-name="T6">: Sprawdzić co się stanie jeśli do naszego controlera REST wyślemy niepoprawne dane skorzystać z adnotacji @Valid.</text:span></text:p>
      <text:p text:style-name="P17"/>
      <text:p text:style-name="P17"/>
      <text:p text:style-name="P17"/>
      <text:p text:style-name="P1"><text:span text:style-name="T27">1.14:</text:span><text:span text:style-name="T29"> Kontrolery REST – struktury danych</text:span></text:p>
      <text:p text:style-name="P25"/>
      <text:p text:style-name="P25"><text:span text:style-name="T5">Zadanie</text:span><text:span text:style-name="T6">: Stworzyć kontroler OfferRestController który umożliwi składanie ofert do trwających aukcji. Zastanowić się jaka powinna być struktura obiektu który będzie za to odpowiadał.</text:span></text:p>
      <text:p text:style-name="P17"/>
      <text:p text:style-name="P17">Dodać regułę walidacyjną która stwierdzi czy proponowana oferta nie jest niższa od aktualnej.</text:p>
      <text:p text:style-name="P17"/>
      <text:p text:style-name="P17"/>
      <text:p text:style-name="P17"/>
      <text:p text:style-name="P17"/>
      <text:p text:style-name="P5">Ćwiczenie spring-ajt</text:p>
      <text:p text:style-name="P12"/>
      <text:p text:style-name="P33">Poniższe ćwiczenia będziemy wykonywać w obrębie projektu spring-ajt. W razie problemów można się wspomagać projektem spring-ajt-solved który zawiera już gotowe rozwiązania</text:p>
      <text:p text:style-name="P33"/>
      <text:p text:style-name="P33"/>
      <text:p text:style-name="P33"/>
      <text:p text:style-name="P1"><text:span text:style-name="T27">1.1:</text:span><text:span text:style-name="T29"> AOP</text:span></text:p>
      <text:p text:style-name="P25"/>
      <text:p text:style-name="P25"><text:span text:style-name="T5">Zadanie</text:span><text:span text:style-name="T6">: W pakiecie pl.vavatech.auction.blc.aop dodać adnotację @Trace, którą medziemy umieszczać na metodach serwisu które będziemy chcieli obserwować pod kontem wydajności.</text:span></text:p>
      <text:p text:style-name="P25"><text:span text:style-name="T6">Dodać odpowiedni AspectJ która wypisze na konsole czas potrzebny na wykonanie zadania.</text:span></text:p>
      <text:p text:style-name="P25"><text:span text:style-name="T6"/></text:p>
      <text:p text:style-name="P35"><text:a xlink:type="simple" xlink:href="https://blog.espenberntsen.net/2010/03/20/aspectj-cheat-sheet/"><text:span text:style-name="T7">https://blog.espenberntsen.net/2010/03/20/aspectj-cheat-sheet/</text:span></text:a></text:p>
      <text:p text:style-name="P35"><text:span text:style-name="T6"/></text:p>
      <text:p text:style-name="P1"><text:span text:style-name="T27">1.2:</text:span><text:span text:style-name="T29"> AOP - parametry</text:span></text:p>
      <text:p text:style-name="P25"/>
      <text:p text:style-name="P25"><text:span text:style-name="T5">Zadanie</text:span><text:span text:style-name="T6">: Do adnotacji @Trace dodajemy parametr mówiący o maksymalnym czasie wykonania metody w razie przekroczenia tego czasu należy zalogować taką informację na poziomie ERROR dodatkowo wypisując parametry metody dla których to wystąpiło.</text:span></text:p>
      <text:p text:style-name="P25"><text:span text:style-name="T6"/></text:p>
      <text:p text:style-name="P1"><text:span text:style-name="T27">1.2:</text:span><text:span text:style-name="T29"> JPA </text:span></text:p>
      <text:p text:style-name="P25"/>
      <text:p text:style-name="P25"><text:span text:style-name="T5">Zadanie</text:span><text:span text:style-name="T6">: Odkomętować i przeanalizować konfigurację JPA oraz TX w pliku BusinessConfig</text:span></text:p>
      <text:p text:style-name="P25"><text:span text:style-name="T6"/></text:p>
      <text:p text:style-name="P25"><text:span text:style-name="T6">Stworzyć nowe implementacje dla AuctionRepo oraz OfferRepo które będą zapisywały do bazy danych za pomocą JPA </text:span><text:span text:style-name="T23">@PersistenceContext </text:span><text:span text:style-name="T17">EntityManager</text:span><text:span text:style-name="T23">.</text:span></text:p>
      <text:p text:style-name="P25"><text:span text:style-name="T23"/></text:p>
      <text:p text:style-name="P25"><text:span text:style-name="T23"/></text:p>
      <text:p text:style-name="P1"><text:span text:style-name="T27">1.3:</text:span><text:span text:style-name="T29"> TX</text:span></text:p>
      <text:p text:style-name="P25"/>
      <text:p text:style-name="P25"><text:span text:style-name="T5">Zadanie</text:span><text:span text:style-name="T6">: Aktualnie dodawanie aukcji oraz ofert nie działa </text:span><text:span text:style-name="T23">bo system informuje o braku transakcji aby to naprawić należy dodać adnotację @Transactional w miejscach w których </text:span><text:soft-page-break/><text:span text:style-name="T23">chcemy aby nasze metody były transakcyj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8-02T17:08:23.83</meta:creation-date>
    <dc:date>2016-08-04T10:14:42.14</dc:date>
    <meta:editing-duration>PT11H44M28S</meta:editing-duration>
    <meta:editing-cycles>38</meta:editing-cycles>
    <meta:generator>OpenOffice.org/3.3$Win32 OpenOffice.org_project/330m20$Build-9567</meta:generator>
    <meta:document-statistic meta:table-count="0" meta:image-count="0" meta:object-count="0" meta:page-count="7" meta:paragraph-count="113" meta:word-count="1105" meta:character-count="9226"/>
  </office:meta>
</office:document-meta>
</file>